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f605c" officeooo:paragraph-rsid="001f605c"/>
    </style:style>
    <style:style style:name="P2" style:family="paragraph" style:parent-style-name="Standard">
      <style:text-properties officeooo:rsid="001f605c" officeooo:paragraph-rsid="001f605c"/>
    </style:style>
    <style:style style:name="P3" style:family="paragraph" style:parent-style-name="Preformatted_20_Text">
      <style:text-properties officeooo:rsid="001f605c"/>
    </style:style>
    <style:style style:name="P4" style:family="paragraph" style:parent-style-name="Text_20_body">
      <style:text-properties officeooo:rsid="001f605c"/>
    </style:style>
    <style:style style:name="P5" style:family="paragraph" style:parent-style-name="Preformatted_20_Text">
      <style:paragraph-properties fo:margin-left="0in" fo:margin-right="0in" fo:text-indent="0in" style:auto-text-indent="false"/>
      <style:text-properties officeooo:rsid="001f605c"/>
    </style:style>
    <style:style style:name="P6" style:family="paragraph" style:parent-style-name="Standard">
      <style:text-properties officeooo:paragraph-rsid="0020b605"/>
    </style:style>
    <style:style style:name="P7" style:family="paragraph" style:parent-style-name="Preformatted_20_Text">
      <style:paragraph-properties fo:margin-left="0in" fo:margin-right="0in" fo:text-indent="0in" style:auto-text-indent="false"/>
    </style:style>
    <style:style style:name="T1" style:family="text">
      <style:text-properties officeooo:rsid="001f605c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Full Platform Architecture</text:p>
      <text:p text:style-name="P1"/>
      <text:p text:style-name="P1">Enterprise Systems</text:p>
      <text:p text:style-name="P1">ERP | Procurement | Finance</text:p>
      <text:p text:style-name="P1">(SAP / NetSuite / Coupa)</text:p>
      <text:p text:style-name="P1"/>
      <text:p text:style-name="P1"><text:s text:c="8"/>│</text:p>
      <text:p text:style-name="P1"><text:s text:c="8"/>│</text:p>
      <text:p text:style-name="P1"><text:s text:c="3"/>Data Ingestion Layer</text:p>
      <text:p text:style-name="P1"><text:s text:c="5"/>(API Connectors)</text:p>
      <text:p text:style-name="P1"/>
      <text:p text:style-name="P1"><text:s text:c="8"/>│</text:p>
      <text:p text:style-name="P1"><text:s text:c="8"/>│</text:p>
      <text:p text:style-name="P1"><text:s text:c="3"/>n8n Orchestration Layer</text:p>
      <text:p text:style-name="P1"><text:s text:c="2"/>(Automation Workflows)</text:p>
      <text:p text:style-name="P1"/>
      <text:p text:style-name="P1"><text:s text:c="8"/>│</text:p>
      <text:p text:style-name="P1"><text:s/>┌───────────────┬───────────────┬───────────────┐</text:p>
      <text:p text:style-name="P1"><text:s/>│ <text:s text:c="14"/>│ <text:s text:c="14"/>│</text:p>
      <text:p text:style-name="P1">Vendor AI <text:s text:c="2"/>Pricing AI <text:s text:c="4"/>Contract NLP</text:p>
      <text:p text:style-name="P1">Service <text:s text:c="5"/>Service <text:s text:c="8"/>Service</text:p>
      <text:p text:style-name="P1"><text:s/>│ <text:s text:c="14"/>│ <text:s text:c="14"/>│</text:p>
      <text:p text:style-name="P1"><text:s/>└───────────────┴───────────────┘</text:p>
      <text:p text:style-name="P1"/>
      <text:p text:style-name="P1"><text:s text:c="8"/>│</text:p>
      <text:p text:style-name="P1"><text:s text:c="3"/>Decision Engine</text:p>
      <text:p text:style-name="P1"><text:s text:c="8"/>│</text:p>
      <text:p text:style-name="P1"><text:s text:c="8"/>│</text:p>
      <text:p text:style-name="P1"><text:s/>Executive Dashboard</text:p>
      <text:p text:style-name="P1">(Grafana)</text:p>
      <text:p text:style-name="P1"/>
      <text:p text:style-name="P1"/>
      <text:p text:style-name="P1">2. Data Ingestion Pipeline </text:p>
      <text:p text:style-name="P1"/>
      <text:p text:style-name="P1">ERP APIs</text:p>
      <text:p text:style-name="P1">Procurement APIs</text:p>
      <text:p text:style-name="P1">Finance Systems</text:p>
      <text:p text:style-name="P1">Contract Repositories</text:p>
      <text:p text:style-name="P1"/>
      <text:p text:style-name="P1"><text:s text:c="8"/>│</text:p>
      <text:p text:style-name="P1"><text:s text:c="8"/>│</text:p>
      <text:p text:style-name="P1">API Collectors</text:p>
      <text:p text:style-name="P1"><text:s text:c="8"/>│</text:p>
      <text:p text:style-name="P1"><text:s text:c="8"/>│</text:p>
      <text:p text:style-name="P1">Data Normalization</text:p>
      <text:p text:style-name="P1"><text:s text:c="8"/>│</text:p>
      <text:p text:style-name="P1"><text:s text:c="8"/>│</text:p>
      <text:p text:style-name="P1">Data Lake Storage</text:p>
      <text:p text:style-name="P1"><text:s text:c="8"/>│</text:p>
      <text:p text:style-name="P1"><text:s text:c="8"/>▼</text:p>
      <text:p text:style-name="P1">AI Processing Queue</text:p>
      <text:p text:style-name="P1"/>
      <text:p text:style-name="P1"/>
      <text:p text:style-name="P1">3. n8n Workflow Automation</text:p>
      <text:p text:style-name="P1"/>
      <text:p text:style-name="P1">Cron Trigger</text:p>
      <text:p text:style-name="P1"><text:s text:c="6"/>│</text:p>
      <text:p text:style-name="P1">Fetch Vendor Data</text:p>
      <text:p text:style-name="P1"><text:s text:c="6"/>│</text:p>
      <text:p text:style-name="P1"><text:soft-page-break/>Fetch Invoice Data</text:p>
      <text:p text:style-name="P1"><text:s text:c="6"/>│</text:p>
      <text:p text:style-name="P1">Merge Dataset</text:p>
      <text:p text:style-name="P1"><text:s text:c="6"/>│</text:p>
      <text:p text:style-name="P1">Call AI Services</text:p>
      <text:p text:style-name="P1"><text:s text:c="6"/>│</text:p>
      <text:p text:style-name="P1">Decision Node</text:p>
      <text:p text:style-name="P1"><text:s text:c="6"/>│</text:p>
      <text:p text:style-name="P1">Generate Alert</text:p>
      <text:p text:style-name="P1"><text:s text:c="6"/>│</text:p>
      <text:p text:style-name="P1">Send Executive Report</text:p>
      <text:p text:style-name="P1"/>
      <text:p text:style-name="P1">Cron Trigger</text:p>
      <text:p text:style-name="P1"><text:s text:c="6"/>│</text:p>
      <text:p text:style-name="P1">Fetch Vendor Data</text:p>
      <text:p text:style-name="P1"><text:s text:c="6"/>│</text:p>
      <text:p text:style-name="P1">Fetch Invoice Data</text:p>
      <text:p text:style-name="P1"><text:s text:c="6"/>│</text:p>
      <text:p text:style-name="P1">Merge Dataset</text:p>
      <text:p text:style-name="P1"><text:s text:c="6"/>│</text:p>
      <text:p text:style-name="P1">Call AI Services</text:p>
      <text:p text:style-name="P1"><text:s text:c="6"/>│</text:p>
      <text:p text:style-name="P1">Decision Node</text:p>
      <text:p text:style-name="P1"><text:s text:c="6"/>│</text:p>
      <text:p text:style-name="P1">Generate Alert</text:p>
      <text:p text:style-name="P1"><text:s text:c="6"/>│</text:p>
      <text:p text:style-name="P1">Send Executive Report</text:p>
      <text:p text:style-name="P1"/>
      <text:p text:style-name="P1">4. Microservices Architecture</text:p>
      <text:p text:style-name="P1"/>
      <text:p text:style-name="P1">API Gateway</text:p>
      <text:p text:style-name="P1"><text:s text:c="6"/>│</text:p>
      <text:p text:style-name="P1"><text:s/>┌──────────────┬───────────────┬───────────────┐</text:p>
      <text:p text:style-name="P1"><text:s/>│ <text:s text:c="13"/>│ <text:s text:c="14"/>│</text:p>
      <text:p text:style-name="P1">Vendor <text:s text:c="6"/>Pricing <text:s text:c="7"/>Contract</text:p>
      <text:p text:style-name="P1">Service <text:s text:c="5"/>Service <text:s text:c="8"/>Service</text:p>
      <text:p text:style-name="P1"><text:s/>│ <text:s text:c="13"/>│ <text:s text:c="14"/>│</text:p>
      <text:p text:style-name="P1"><text:s/>└──────────────┴───────────────┘</text:p>
      <text:p text:style-name="P1"><text:s text:c="6"/>│</text:p>
      <text:p text:style-name="P1"><text:s text:c="6"/>│</text:p>
      <text:p text:style-name="P1"><text:s/>Reporting Service</text:p>
      <text:p text:style-name="P1"/>
      <text:p text:style-name="P1"/>
      <text:p text:style-name="P1">5. Kubernetes Deployment Architecture</text:p>
      <text:p text:style-name="P1"/>
      <text:p text:style-name="P1">Kubernetes Cluster</text:p>
      <text:p text:style-name="P1"/>
      <text:p text:style-name="P1">Namespaces</text:p>
      <text:p text:style-name="P1">│</text:p>
      <text:p text:style-name="P1">├ procurement-platform</text:p>
      <text:p text:style-name="P1">│</text:p>
      <text:p text:style-name="P1">├ monitoring</text:p>
      <text:p text:style-name="P1">│</text:p>
      <text:p text:style-name="P1">└ ml-pipeline</text:p>
      <text:p text:style-name="P1"/>
      <text:p text:style-name="P1">Pods</text:p>
      <text:p text:style-name="P1"/>
      <text:p text:style-name="P1">n8n</text:p>
      <text:p text:style-name="P1">api-gateway</text:p>
      <text:p text:style-name="P1"><text:soft-page-break/>ai-services</text:p>
      <text:p text:style-name="P1">postgres</text:p>
      <text:p text:style-name="P1">mlflow</text:p>
      <text:p text:style-name="P1">grafana</text:p>
      <text:p text:style-name="P1">prometheus</text:p>
      <text:p text:style-name="P1"/>
      <text:p text:style-name="P1">Scaling</text:p>
      <text:p text:style-name="P1"/>
      <text:p text:style-name="P1">Horizontal Pod Autoscaler</text:p>
      <text:p text:style-name="P1"/>
      <text:p text:style-name="P2"/>
      <text:p text:style-name="P1">Docker Containers</text:p>
      <text:section text:style-name="Sect1" text:name="code-block-viewer">
        <text:p text:style-name="P3">vendor-intelligence</text:p>
        <text:p text:style-name="P3">pricing-anomaly</text:p>
        <text:p text:style-name="P3">contract-analysis</text:p>
        <text:p text:style-name="P3">reporting-service</text:p>
        <text:p text:style-name="P3">api-gateway</text:p>
        <text:p text:style-name="P3">n8n-worker</text:p>
      </text:section>
      <text:p text:style-name="P4">Each container:</text:p>
      <text:section text:style-name="Sect1" text:name="Section1">
        <text:p text:style-name="P5"><text:bookmark text:name="code-block-viewer"/>app</text:p>
        <text:p text:style-name="P3">dependencies</text:p>
        <text:p text:style-name="P3">security config</text:p>
        <text:p text:style-name="P3">logging agent</text:p>
      </text:section>
      <text:p text:style-name="P6"><text:span text:style-name="T1"><text:line-break/></text:span>7. AI Model Training Pipeline</text:p>
      <text:section text:style-name="Sect1" text:name="Section2">
        <text:p text:style-name="P7"><text:bookmark text:name="code-block-viewer Copy 3"/>Raw Procurement Data</text:p>
        <text:p text:style-name="Preformatted_20_Text"><text:s text:c="8"/>│</text:p>
        <text:p text:style-name="Preformatted_20_Text">Data Cleaning</text:p>
        <text:p text:style-name="Preformatted_20_Text"><text:s text:c="8"/>│</text:p>
        <text:p text:style-name="Preformatted_20_Text">Feature Engineering</text:p>
        <text:p text:style-name="Preformatted_20_Text"><text:s text:c="8"/>│</text:p>
        <text:p text:style-name="Preformatted_20_Text">Model Training</text:p>
        <text:p text:style-name="Preformatted_20_Text"><text:s text:c="8"/>│</text:p>
        <text:p text:style-name="Preformatted_20_Text">Model Evaluation</text:p>
        <text:p text:style-name="Preformatted_20_Text"><text:s text:c="8"/>│</text:p>
        <text:p text:style-name="Preformatted_20_Text">Model Registry</text:p>
        <text:p text:style-name="Preformatted_20_Text">(MLflow)</text:p>
        <text:p text:style-name="Preformatted_20_Text"><text:s text:c="8"/>│</text:p>
        <text:p text:style-name="Preformatted_20_Text">Production Deployment</text:p>
      </text:section>
      <text:p text:style-name="Horizontal_20_Line"/>
      <text:h text:style-name="Heading_20_1" text:outline-level="1">8. AI Inference Pipeline</text:h>
      <text:section text:style-name="Sect1" text:name="Section3">
        <text:p text:style-name="P7"><text:bookmark text:name="code-block-viewer Copy 4"/>Incoming Procurement Data</text:p>
        <text:p text:style-name="Preformatted_20_Text"><text:s text:c="8"/>│</text:p>
        <text:p text:style-name="Preformatted_20_Text">Feature Builder</text:p>
        <text:p text:style-name="Preformatted_20_Text"><text:s text:c="8"/>│</text:p>
        <text:p text:style-name="Preformatted_20_Text">Pricing Anomaly Model</text:p>
        <text:p text:style-name="Preformatted_20_Text"><text:s text:c="8"/>│</text:p>
        <text:p text:style-name="Preformatted_20_Text">Risk Scoring</text:p>
        <text:p text:style-name="Preformatted_20_Text"><text:s text:c="8"/>│</text:p>
        <text:p text:style-name="Preformatted_20_Text">Recommendation Engine</text:p>
      </text:section>
      <text:p text:style-name="Horizontal_20_Line"/>
      <text:h text:style-name="Heading_20_1" text:outline-level="1"><text:soft-page-break/>9. Procurement Intelligence Engine</text:h>
      <text:section text:style-name="Sect1" text:name="Section4">
        <text:p text:style-name="P7"><text:bookmark text:name="code-block-viewer Copy 5"/>Vendor Analysis</text:p>
        <text:p text:style-name="Preformatted_20_Text"><text:s text:c="7"/>│</text:p>
        <text:p text:style-name="Preformatted_20_Text">Duplicate Vendor Detection</text:p>
        <text:p text:style-name="Preformatted_20_Text"><text:s text:c="7"/>│</text:p>
        <text:p text:style-name="Preformatted_20_Text">Contract Compliance Check</text:p>
        <text:p text:style-name="Preformatted_20_Text"><text:s text:c="7"/>│</text:p>
        <text:p text:style-name="Preformatted_20_Text">Market Price Comparison</text:p>
        <text:p text:style-name="Preformatted_20_Text"><text:s text:c="7"/>│</text:p>
        <text:p text:style-name="Preformatted_20_Text">Savings Opportunity Detection</text:p>
      </text:section>
      <text:p text:style-name="Horizontal_20_Line"/>
      <text:h text:style-name="Heading_20_1" text:outline-level="1">10. Security Architecture</text:h>
      <text:section text:style-name="Sect1" text:name="Section5">
        <text:p text:style-name="P7"><text:bookmark text:name="code-block-viewer Copy 6"/>User Authentication</text:p>
        <text:p text:style-name="Preformatted_20_Text"><text:s text:c="8"/>│</text:p>
        <text:p text:style-name="Preformatted_20_Text">API Gateway Security</text:p>
        <text:p text:style-name="Preformatted_20_Text"><text:s text:c="8"/>│</text:p>
        <text:p text:style-name="Preformatted_20_Text">Service Authorization</text:p>
        <text:p text:style-name="Preformatted_20_Text"><text:s text:c="8"/>│</text:p>
        <text:p text:style-name="Preformatted_20_Text">Encrypted Data Storage</text:p>
        <text:p text:style-name="Preformatted_20_Text"><text:s text:c="8"/>│</text:p>
        <text:p text:style-name="Preformatted_20_Text">Secrets Manager</text:p>
      </text:section>
      <text:p text:style-name="Text_20_body">Security controls include:</text:p>
      <text:section text:style-name="Sect1" text:name="Section6">
        <text:p text:style-name="P7"><text:bookmark text:name="code-block-viewer Copy 7"/>RBAC</text:p>
        <text:p text:style-name="Preformatted_20_Text">TLS encryption</text:p>
        <text:p text:style-name="Preformatted_20_Text">audit logging</text:p>
        <text:p text:style-name="Preformatted_20_Text">rate limiting</text:p>
      </text:section>
      <text:p text:style-name="Horizontal_20_Line"/>
      <text:h text:style-name="Heading_20_1" text:outline-level="1">11. Red-Team Testing Framework</text:h>
      <text:section text:style-name="Sect1" text:name="Section7">
        <text:p text:style-name="P7"><text:bookmark text:name="code-block-viewer Copy 8"/>Security Testing Layer</text:p>
        <text:p text:style-name="Preformatted_20_Text">API Attack Simulator</text:p>
        <text:p text:style-name="Preformatted_20_Text"><text:s text:c="8"/>│</text:p>
        <text:p text:style-name="Preformatted_20_Text">Data Poisoning Tests</text:p>
        <text:p text:style-name="Preformatted_20_Text"><text:s text:c="8"/>│</text:p>
        <text:p text:style-name="Preformatted_20_Text">Workflow Abuse Tests</text:p>
        <text:p text:style-name="Preformatted_20_Text"><text:s text:c="8"/>│</text:p>
        <text:p text:style-name="Preformatted_20_Text">Infrastructure Penetration Tests</text:p>
      </text:section>
      <text:p text:style-name="Text_20_body">Outputs:</text:p>
      <text:section text:style-name="Sect1" text:name="Section8">
        <text:p text:style-name="P7"><text:bookmark text:name="code-block-viewer Copy 9"/>vulnerability report</text:p>
        <text:p text:style-name="Preformatted_20_Text">mitigation checklist</text:p>
        <text:p text:style-name="Preformatted_20_Text">residual risk log</text:p>
      </text:section>
      <text:p text:style-name="Horizontal_20_Line"/>
      <text:h text:style-name="Heading_20_1" text:outline-level="1">12. Monitoring &amp; Observability</text:h>
      <text:section text:style-name="Sect1" text:name="Section9">
        <text:p text:style-name="P7"><text:bookmark text:name="code-block-viewer Copy 10"/>Application Metrics</text:p>
        <text:p text:style-name="Preformatted_20_Text"><text:s text:c="8"/>│</text:p>
        <text:p text:style-name="Preformatted_20_Text"><text:soft-page-break/>Prometheus Scraping</text:p>
        <text:p text:style-name="Preformatted_20_Text"><text:s text:c="8"/>│</text:p>
        <text:p text:style-name="Preformatted_20_Text">Grafana Dashboards</text:p>
        <text:p text:style-name="Preformatted_20_Text"><text:s text:c="8"/>│</text:p>
        <text:p text:style-name="Preformatted_20_Text">Alert Manager</text:p>
      </text:section>
      <text:p text:style-name="Text_20_body">Key metrics</text:p>
      <text:section text:style-name="Sect1" text:name="Section10">
        <text:p text:style-name="P7"><text:bookmark text:name="code-block-viewer Copy 11"/>workflow failures</text:p>
        <text:p text:style-name="Preformatted_20_Text">AI model latency</text:p>
        <text:p text:style-name="Preformatted_20_Text">API response time</text:p>
        <text:p text:style-name="Preformatted_20_Text">anomaly detection rate</text:p>
      </text:section>
      <text:p text:style-name="Horizontal_20_Line"/>
      <text:h text:style-name="Heading_20_1" text:outline-level="1">13. CI/CD Pipeline Architecture</text:h>
      <text:section text:style-name="Sect1" text:name="Section11">
        <text:p text:style-name="P7"><text:bookmark text:name="code-block-viewer Copy 12"/>Developer Commit</text:p>
        <text:p text:style-name="Preformatted_20_Text"><text:s text:c="8"/>│</text:p>
        <text:p text:style-name="Preformatted_20_Text">GitHub Actions</text:p>
        <text:p text:style-name="Preformatted_20_Text"><text:s text:c="8"/>│</text:p>
        <text:p text:style-name="Preformatted_20_Text">Static Code Analysis</text:p>
        <text:p text:style-name="Preformatted_20_Text"><text:s text:c="8"/>│</text:p>
        <text:p text:style-name="Preformatted_20_Text">Security Scan</text:p>
        <text:p text:style-name="Preformatted_20_Text"><text:s text:c="8"/>│</text:p>
        <text:p text:style-name="Preformatted_20_Text">Build Containers</text:p>
        <text:p text:style-name="Preformatted_20_Text"><text:s text:c="8"/>│</text:p>
        <text:p text:style-name="Preformatted_20_Text">Run Tests</text:p>
        <text:p text:style-name="Preformatted_20_Text"><text:s text:c="8"/>│</text:p>
        <text:p text:style-name="Preformatted_20_Text">Deploy to Kubernetes</text:p>
      </text:section>
      <text:p text:style-name="Horizontal_20_Line"/>
      <text:h text:style-name="Heading_20_1" text:outline-level="1">14. Enterprise Customer Deployment Model</text:h>
      <text:section text:style-name="Sect1" text:name="Section12">
        <text:p text:style-name="P7"><text:bookmark text:name="code-block-viewer Copy 13"/>Enterprise Customer</text:p>
        <text:p text:style-name="Preformatted_20_Text"><text:s text:c="8"/>│</text:p>
        <text:p text:style-name="Preformatted_20_Text">Secure API Connection</text:p>
        <text:p text:style-name="Preformatted_20_Text"><text:s text:c="8"/>│</text:p>
        <text:p text:style-name="Preformatted_20_Text">Data Sync</text:p>
        <text:p text:style-name="Preformatted_20_Text"><text:s text:c="8"/>│</text:p>
        <text:p text:style-name="Preformatted_20_Text">AI Procurement Analysis</text:p>
        <text:p text:style-name="Preformatted_20_Text"><text:s text:c="8"/>│</text:p>
        <text:p text:style-name="Preformatted_20_Text">Savings Dashboard</text:p>
      </text:section>
      <text:p text:style-name="Text_20_body">Multi-tenant SaaS support:</text:p>
      <text:section text:style-name="Sect1" text:name="Section13">
        <text:p text:style-name="P7"><text:bookmark text:name="code-block-viewer Copy 14"/>customer isolation</text:p>
        <text:p text:style-name="Preformatted_20_Text">tenant-level encryption</text:p>
        <text:p text:style-name="Preformatted_20_Text">tenant-specific models</text:p>
      </text:section>
      <text:p text:style-name="Horizontal_20_Line"/>
      <text:h text:style-name="Heading_20_1" text:outline-level="1">15. Business Value Flow Diagram</text:h>
      <text:section text:style-name="Sect1" text:name="Section14">
        <text:p text:style-name="P7"><text:bookmark text:name="code-block-viewer Copy 15"/>Enterprise Procurement Spend</text:p>
        <text:p text:style-name="Preformatted_20_Text"><text:s text:c="8"/>│</text:p>
        <text:p text:style-name="Preformatted_20_Text">AI Vendor Analysis</text:p>
        <text:p text:style-name="Preformatted_20_Text"><text:s text:c="8"/>│</text:p>
        <text:p text:style-name="Preformatted_20_Text"><text:soft-page-break/>Price Anomaly Detection</text:p>
        <text:p text:style-name="Preformatted_20_Text"><text:s text:c="8"/>│</text:p>
        <text:p text:style-name="Preformatted_20_Text">Renegotiation Opportunities</text:p>
        <text:p text:style-name="Preformatted_20_Text"><text:s text:c="8"/>│</text:p>
        <text:p text:style-name="Preformatted_20_Text">Cost Savings Identified</text:p>
      </text:section>
      <text:p text:style-name="Text_20_body">Example impact</text:p>
      <text:section text:style-name="Sect1" text:name="Section15">
        <text:p text:style-name="P7"><text:bookmark text:name="code-block-viewer Copy 16"/>Annual procurement spend: $500M</text:p>
        <text:p text:style-name="Preformatted_20_Text">Savings opportunities: $25M</text:p>
        <text:p text:style-name="Preformatted_20_Text">Platform cost: $200K</text:p>
        <text:p text:style-name="Preformatted_20_Text">ROI: 125x</text:p>
      </text:section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4T07:49:56.064774800</meta:creation-date>
    <dc:date>2026-03-14T09:38:47.208461800</dc:date>
    <meta:editing-duration>PT1H17M16S</meta:editing-duration>
    <meta:editing-cycles>1</meta:editing-cycles>
    <meta:document-statistic meta:table-count="0" meta:image-count="0" meta:object-count="0" meta:page-count="6" meta:paragraph-count="235" meta:word-count="461" meta:character-count="3761" meta:non-whitespace-character-count="2822"/>
    <meta:generator>LibreOffice/25.8.5.2$Windows_X86_64 LibreOffice_project/9c8b85f387cc00a89945a79c9e6239f32e450ac2</meta:generator>
  </office:meta>
</office:document-meta>
</file>